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MU Serif" svg:font-family="'CMU Serif'" style:font-adornments="Italic" style:font-family-generic="roman" style:font-pitch="variable"/>
    <style:font-face style:name="Cambria" svg:font-family="Cambria" style:font-adornments="Bold" style:font-family-generic="roman" style:font-pitch="variable"/>
    <style:font-face style:name="Liberation Serif" svg:font-family="'Liberation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4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Coperta">
      <style:paragraph-properties fo:margin-left="0cm" fo:margin-right="0cm" fo:text-indent="0cm" style:auto-text-indent="false"/>
    </style:style>
    <style:style style:name="P2" style:family="paragraph" style:parent-style-name="Text_20_Coperta">
      <style:paragraph-properties fo:margin-left="0cm" fo:margin-right="0cm" fo:text-align="center" style:justify-single-word="false" fo:text-indent="0cm" style:auto-text-indent="false"/>
      <style:text-properties fo:language="ro" fo:country="RO" officeooo:paragraph-rsid="0013da26"/>
    </style:style>
    <style:style style:name="P3" style:family="paragraph" style:parent-style-name="Header_20_right">
      <style:text-properties fo:font-size="11pt" fo:language="ro" fo:country="RO" officeooo:paragraph-rsid="0056ba94" style:font-size-asian="11pt" style:font-size-complex="11pt"/>
    </style:style>
    <style:style style:name="P4" style:family="paragraph" style:parent-style-name="Header_20_left">
      <style:text-properties fo:language="ro" fo:country="RO" officeooo:paragraph-rsid="0056ba94"/>
    </style:style>
    <style:style style:name="P5" style:family="paragraph" style:parent-style-name="Footer">
      <style:paragraph-properties fo:text-align="end" style:justify-single-word="false"/>
      <style:text-properties fo:language="ro" fo:country="RO"/>
    </style:style>
    <style:style style:name="P6" style:family="paragraph" style:parent-style-name="Footer">
      <style:paragraph-properties fo:text-align="start" style:justify-single-word="false"/>
      <style:text-properties fo:language="ro" fo:country="RO"/>
    </style:style>
    <style:style style:name="P7" style:family="paragraph" style:parent-style-name="Horizontal_20_Line">
      <style:text-properties fo:language="ro" fo:country="RO"/>
    </style:style>
    <style:style style:name="P8" style:family="paragraph" style:parent-style-name="_5f_TEXT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_5f_TEXT">
      <style:text-properties style:font-name="Times New Roman" fo:font-style="normal" fo:font-weight="normal" officeooo:rsid="008ea27b" style:font-name-asian="SimSun" style:font-style-asian="normal" style:font-weight-asian="normal" style:font-name-complex="Mangal" style:font-style-complex="normal" style:font-weight-complex="normal"/>
    </style:style>
    <style:style style:name="P10" style:family="paragraph" style:parent-style-name="Text_20_Coperta">
      <style:text-properties fo:color="#ff0000"/>
    </style:style>
    <style:style style:name="P11" style:family="paragraph" style:parent-style-name="Text_20_Coperta">
      <style:paragraph-properties fo:text-align="end" style:justify-single-word="false"/>
      <style:text-properties officeooo:rsid="013ff313" officeooo:paragraph-rsid="013ff313"/>
    </style:style>
    <style:style style:name="P12" style:family="paragraph" style:parent-style-name="Text_20_Coperta">
      <style:text-properties style:use-window-font-color="true" fo:font-size="14pt" style:font-size-asian="14pt" style:font-size-complex="14pt"/>
    </style:style>
    <style:style style:name="P13" style:family="paragraph" style:parent-style-name="Text_20_Declaratie">
      <style:paragraph-properties fo:text-align="center" style:justify-single-word="false"/>
    </style:style>
    <style:style style:name="P14" style:family="paragraph" style:parent-style-name="Text_20_Declaratie">
      <style:paragraph-properties fo:text-align="center" style:justify-single-word="false"/>
      <style:text-properties fo:font-size="18pt" style:font-size-asian="18pt" style:font-size-complex="18pt"/>
    </style:style>
    <style:style style:name="P15" style:family="paragraph" style:parent-style-name="Text_20_Declaratie">
      <style:paragraph-properties fo:text-align="center" style:justify-single-word="false"/>
      <style:text-properties fo:font-size="20pt" style:font-size-asian="20pt" style:font-size-complex="20pt"/>
    </style:style>
    <style:style style:name="P16" style:family="paragraph" style:parent-style-name="Text_20_Declaratie">
      <style:paragraph-properties fo:text-align="center" style:justify-single-word="false"/>
      <style:text-properties fo:color="#ff0000" officeooo:rsid="0026cc02"/>
    </style:style>
    <style:style style:name="P17" style:family="paragraph" style:parent-style-name="Text_20_Declaratie">
      <style:paragraph-properties fo:text-align="center" style:justify-single-word="false"/>
      <style:text-properties fo:color="#ff0000" fo:font-size="14pt" style:font-size-asian="14pt" style:font-size-complex="14pt"/>
    </style:style>
    <style:style style:name="P18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_31__20_Capitol" style:list-style-name=""/>
    <style:style style:name="P20" style:family="paragraph" style:parent-style-name="_31__20_Capitol">
      <style:text-properties style:font-name="Times New Roman" fo:font-style="normal" fo:font-weight="normal" officeooo:rsid="008ea27b" style:font-name-asian="SimSun" style:font-style-asian="normal" style:font-weight-asian="normal" style:font-name-complex="Mangal" style:font-style-complex="normal" style:font-weight-complex="normal"/>
    </style:style>
    <style:style style:name="P21" style:family="paragraph" style:parent-style-name="_31__20_Capitol" style:list-style-name="" style:master-page-name="Corp_5f_Lucrare">
      <style:paragraph-properties style:page-number="1" text:number-lines="true" text:line-number="0"/>
    </style:style>
    <style:style style:name="P22" style:family="paragraph" style:parent-style-name="_35__20_Anexă">
      <style:text-properties style:font-name="Times New Roman" fo:language="ro" fo:country="RO" fo:font-style="normal" officeooo:rsid="00bce6f6" style:font-name-asian="SimSun" style:font-style-asian="normal" style:font-name-complex="Mangal" style:font-style-complex="normal"/>
    </style:style>
    <style:style style:name="P23" style:family="paragraph" style:parent-style-name="Contents_20_Heading">
      <style:text-properties officeooo:paragraph-rsid="0140f4c8"/>
    </style:style>
    <style:style style:name="P24" style:family="paragraph" style:parent-style-name="Text_20_Coperta">
      <style:paragraph-properties fo:text-align="center" style:justify-single-word="false"/>
      <style:text-properties fo:color="#000000" fo:font-size="28pt" fo:font-weight="bold" officeooo:rsid="01426757" officeooo:paragraph-rsid="01426757" style:font-size-asian="28pt" style:font-weight-asian="bold" style:font-size-complex="28pt" style:font-weight-complex="bold"/>
    </style:style>
    <style:style style:name="P25" style:family="paragraph" style:parent-style-name="Text_20_Coperta">
      <style:paragraph-properties fo:text-align="end" style:justify-single-word="false"/>
      <style:text-properties fo:color="#000000" officeooo:rsid="01426757" officeooo:paragraph-rsid="01426757"/>
    </style:style>
    <style:style style:name="P26" style:family="paragraph" style:parent-style-name="Text_20_Coperta">
      <style:paragraph-properties fo:text-align="center" style:justify-single-word="false"/>
      <style:text-properties fo:font-size="18pt" officeooo:rsid="01426757" officeooo:paragraph-rsid="01426757" style:font-size-asian="18pt" style:font-size-complex="18pt"/>
    </style:style>
    <style:style style:name="P27" style:family="paragraph" style:parent-style-name="Text_20_Coperta">
      <style:text-properties officeooo:rsid="01426757" officeooo:paragraph-rsid="01426757"/>
    </style:style>
    <style:style style:name="P28" style:family="paragraph" style:parent-style-name="Text_20_Coperta" style:master-page-name="Coperta">
      <style:paragraph-properties style:page-number="auto"/>
      <style:text-properties style:use-window-font-color="true" fo:font-size="14pt" style:font-size-asian="14pt" style:font-size-complex="14pt"/>
    </style:style>
    <style:style style:name="P29" style:family="paragraph" style:parent-style-name="Text_20_Box">
      <style:paragraph-properties fo:text-align="center" style:justify-single-word="false"/>
    </style:style>
    <style:style style:name="P30" style:family="paragraph" style:parent-style-name="Text_20_Box">
      <style:paragraph-properties fo:text-align="center" style:justify-single-word="false"/>
      <style:text-properties officeooo:rsid="0132794a" officeooo:paragraph-rsid="0132794a"/>
    </style:style>
    <style:style style:name="P31" style:family="paragraph" style:parent-style-name="Text_20_Box" style:master-page-name="">
      <style:paragraph-properties fo:margin-left="0.508cm" fo:margin-right="0cm" fo:text-indent="0cm" style:auto-text-indent="false" style:page-number="auto"/>
      <style:text-properties officeooo:rsid="0123a0db" officeooo:paragraph-rsid="0123a0db"/>
    </style:style>
    <style:style style:name="P32" style:family="paragraph" style:parent-style-name="Text_20_Box">
      <style:paragraph-properties fo:margin-left="0.508cm" fo:margin-right="0.508cm" fo:text-indent="0cm" style:auto-text-indent="false"/>
      <style:text-properties officeooo:rsid="0132794a" officeooo:paragraph-rsid="0132794a"/>
    </style:style>
    <style:style style:name="P33" style:family="paragraph" style:parent-style-name="Text_20_Declaratie" style:master-page-name="Cuprins">
      <style:paragraph-properties style:page-number="1"/>
    </style:style>
    <style:style style:name="P34" style:family="paragraph" style:parent-style-name="Text_20_Declaratie" style:master-page-name="Rezumat">
      <style:paragraph-properties fo:text-align="center" style:justify-single-word="false" style:page-number="1"/>
    </style:style>
    <style:style style:name="P35" style:family="paragraph" style:parent-style-name="Text_20_Declaratie">
      <style:text-properties officeooo:paragraph-rsid="0140f4c8"/>
    </style:style>
    <style:style style:name="P36" style:family="paragraph" style:parent-style-name="Text_20_Declaratie">
      <style:paragraph-properties fo:text-align="center" style:justify-single-word="false"/>
      <style:text-properties fo:font-size="14pt" officeooo:paragraph-rsid="0140f4c8" style:font-size-asian="14pt" style:font-size-complex="14pt"/>
    </style:style>
    <style:style style:name="T1" style:family="text">
      <style:text-properties officeooo:rsid="0140aa35"/>
    </style:style>
    <style:style style:name="T2" style:family="text">
      <style:text-properties fo:color="#ff0000"/>
    </style:style>
    <style:style style:name="T3" style:family="text">
      <style:text-properties fo:color="#ff0000" fo:font-size="11pt" officeooo:rsid="01033d38" style:font-size-asian="11pt" style:font-size-complex="11pt"/>
    </style:style>
    <style:style style:name="T4" style:family="text">
      <style:text-properties fo:color="#ff0000" fo:font-size="11pt" officeooo:rsid="004dfa89" style:font-size-asian="11pt" style:font-size-complex="11pt"/>
    </style:style>
    <style:style style:name="T5" style:family="text">
      <style:text-properties fo:color="#ff0000" fo:font-size="11pt" officeooo:rsid="00973494" style:font-size-asian="11pt" style:font-size-complex="11pt"/>
    </style:style>
    <style:style style:name="T6" style:family="text">
      <style:text-properties fo:color="#ff0000" officeooo:rsid="0026cc02"/>
    </style:style>
    <style:style style:name="T7" style:family="text">
      <style:text-properties fo:color="#ff0000" officeooo:rsid="0023b43b"/>
    </style:style>
    <style:style style:name="T8" style:family="text">
      <style:text-properties fo:language="ro" fo:country="RO"/>
    </style:style>
    <style:style style:name="T9" style:family="text">
      <style:text-properties fo:language="ro" fo:country="RO" officeooo:rsid="0012067c"/>
    </style:style>
    <style:style style:name="T10" style:family="text">
      <style:text-properties officeooo:rsid="0012067c"/>
    </style:style>
    <style:style style:name="T11" style:family="text">
      <style:text-properties officeooo:rsid="0026cc02"/>
    </style:style>
    <style:style style:name="T12" style:family="text">
      <style:text-properties officeooo:rsid="0039068f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officeooo:rsid="001e9135" style:font-size-asian="16pt" style:font-size-complex="16pt"/>
    </style:style>
    <style:style style:name="T15" style:family="text">
      <style:text-properties officeooo:rsid="009fc5b7"/>
    </style:style>
    <style:style style:name="T16" style:family="text">
      <style:text-properties fo:language="en" fo:country="US" officeooo:rsid="0128d4a5"/>
    </style:style>
    <style:style style:name="T17" style:family="text">
      <style:text-properties officeooo:rsid="0140056d"/>
    </style:style>
    <style:style style:name="T18" style:family="text">
      <style:text-properties officeooo:rsid="001e5efd"/>
    </style:style>
    <style:style style:name="T19" style:family="text">
      <style:text-properties officeooo:rsid="00156d84"/>
    </style:style>
    <style:style style:name="T20" style:family="text">
      <style:text-properties officeooo:rsid="00946a58"/>
    </style:style>
    <style:style style:name="T21" style:family="text">
      <style:text-properties officeooo:rsid="0016f7db"/>
    </style:style>
    <style:style style:name="T22" style:family="text">
      <style:text-properties officeooo:rsid="005f8949"/>
    </style:style>
    <style:style style:name="T23" style:family="text">
      <style:text-properties officeooo:rsid="009af49d"/>
    </style:style>
    <style:style style:name="T24" style:family="text">
      <style:text-properties officeooo:rsid="0132794a"/>
    </style:style>
    <style:style style:name="T25" style:family="text">
      <style:text-properties officeooo:rsid="001fb8bd"/>
    </style:style>
    <style:style style:name="T26" style:family="text">
      <style:text-properties officeooo:rsid="0140f4c8"/>
    </style:style>
    <style:style style:name="T27" style:family="text">
      <style:text-properties officeooo:rsid="01426757"/>
    </style:style>
    <style:style style:name="T28" style:family="text">
      <style:text-properties officeooo:rsid="0023b43b"/>
    </style:style>
    <style:style style:name="fr1" style:family="graphic" style:parent-style-name="Frame">
      <style:graphic-properties style:vertical-pos="top" style:vertical-rel="paragraph-content" style:horizontal-pos="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protect="size position" style:vertical-pos="top" style:vertical-rel="text" fo:padding-left="0cm" fo:padding-right="0cm" fo:padding-top="0cm" fo:padding-bottom="0.011cm" fo:border-left="none" fo:border-right="none" fo:border-top="none" fo:border-bottom="0.26pt solid #000000" style:shadow="none" draw:shadow-opacity="100%" style:editable="true"/>
    </style:style>
    <style:style style:name="fr3" style:family="graphic" style:parent-style-name="Frame">
      <style:graphic-properties fo:margin-left="0cm" fo:margin-right="0cm" fo:margin-top="0cm" fo:margin-bottom="0cm" style:protect="size position" style:vertical-pos="top" style:vertical-rel="text" fo:background-color="transparent" draw:fill="none" draw:fill-color="#ffffff" fo:padding-left="0cm" fo:padding-right="0cm" fo:padding-top="0cm" fo:padding-bottom="0.011cm" fo:border-left="none" fo:border-right="none" fo:border-top="none" fo:border-bottom="0.26pt solid #000000" style:shadow="none" draw:shadow-opacity="100%" style:editable="true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protect="size position" style:vertical-pos="top" style:vertical-rel="text" style:horizontal-pos="center" style:horizontal-rel="paragraph-content" fo:background-color="transparent" draw:fill="none" draw:fill-color="#ffffff" fo:padding-left="0cm" fo:padding-right="0cm" fo:padding-top="0cm" fo:padding-bottom="0.011cm" fo:border-left="none" fo:border-right="none" fo:border-top="none" fo:border-bottom="0.26pt solid #000000" style:shadow="none" draw:shadow-opacity="100%" style:editable="true">
        <style:columns fo:column-count="1" fo:column-gap="0cm"/>
      </style:graphic-properties>
    </style:style>
    <style:style style:name="fr5" style:family="graphic" style:parent-style-name="Frame">
      <style:graphic-properties fo:margin-left="0cm" fo:margin-right="0cm" fo:margin-top="0cm" fo:margin-bottom="0cm" style:protect="size position" style:vertical-pos="top" style:vertical-rel="text" style:horizontal-pos="center" style:horizontal-rel="paragraph-content" fo:padding-left="0cm" fo:padding-right="0cm" fo:padding-top="0cm" fo:padding-bottom="0.011cm" fo:border-left="none" fo:border-right="none" fo:border-top="none" fo:border-bottom="0.26pt solid #000000" style:shadow="none" draw:shadow-opacity="100%" style:editable="true"/>
    </style:style>
    <style:style style:name="fr6" style:family="graphic" style:parent-style-name="Frame">
      <style:graphic-properties fo:margin-left="0cm" fo:margin-right="0cm" fo:margin-top="0cm" fo:margin-bottom="0cm" style:protect="size position" style:vertical-pos="top" style:vertical-rel="text" fo:background-color="transparent" draw:fill="none" draw:fill-color="#ffffff" fo:padding-left="0cm" fo:padding-right="0cm" fo:padding-top="0cm" fo:padding-bottom="0.011cm" fo:border-left="none" fo:border-right="none" fo:border-top="none" fo:border-bottom="0.26pt solid #000000" style:shadow="none" draw:shadow-opacity="100%" style:editable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tru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variable-decls>
        <text:variable-decl office:value-type="float" text:name="Hide"/>
      </text:variable-decls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Tabelul"/>
        <text:sequence-decl text:display-outline-level="1" text:separation-character="." text:name="Figura"/>
      </text:sequence-decls>
      <text:p text:style-name="P28"><text:span text:style-name="T8">UNIVERSITATEA TEHNICĂ „Gheorghe Asachi” </text:span><text:span text:style-name="T9">din</text:span><text:span text:style-name="T8"> IAȘI</text:span></text:p>
      <text:p text:style-name="P12">FACULTATEA DE <text:span text:style-name="T10">AUTOMATICĂ ȘI CALCULATOARE</text:span></text:p>
      <text:p text:style-name="P12">DOMENIUL: <text:span text:style-name="T17">Calculatoare și tehnologia informației</text:span></text:p>
      <text:p text:style-name="P12">SPECIALIZAREA:<text:span text:style-name="T17">Tehnologia informației</text:span></text:p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P1"/>
      <text:p text:style-name="Text_20_Coperta"/>
      <text:p text:style-name="Text_20_Coperta"/>
      <text:p text:style-name="P24">Aplicație Android pentru sesizări către autorități</text:p>
      <text:p text:style-name="Text_20_Coperta"/>
      <text:p text:style-name="P26">LUCRARE DE LICENȚĂ</text:p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P27">Coordonator științific</text:p>
      <text:p text:style-name="P10"/>
      <text:p text:style-name="P11">Student(ă)</text:p>
      <text:p text:style-name="P25"><text:span text:style-name="T28">D</text:span>umitru-Daniel Davidescu</text:p>
      <text:p text:style-name="P33"/>
      <text:p text:style-name="Text_20_Declaratie"/>
      <text:p text:style-name="P36"/>
      <text:p text:style-name="P36"/>
      <text:p text:style-name="P36"/>
      <text:p text:style-name="P36">DECLARA<text:span text:style-name="T25">Ț</text:span>IE DE ASUMARE A AUTENTICITĂ<text:span text:style-name="T25">Ț</text:span>II </text:p>
      <text:p text:style-name="P36">LUCRĂRII DE LICEN<text:span text:style-name="T25">Ț</text:span>Ă</text:p>
      <text:p text:style-name="P35"/>
      <text:p text:style-name="P35"/>
      <text:p text:style-name="P35"/>
      <text:p text:style-name="P35">Subsemnatul<text:span text:style-name="T18">(a)</text:span> <draw:frame draw:style-name="fr3" draw:name="Frame_Name" text:anchor-type="as-char" svg:width="13.351cm" svg:height="0.49cm" draw:z-index="2"><draw:text-box><text:p text:style-name="P31"/></draw:text-box></draw:frame>,</text:p>
      <text:p text:style-name="P35">legitimat<text:span text:style-name="T18">(ă)</text:span> cu <draw:frame draw:style-name="fr2" draw:name="Frame_CI" text:anchor-type="as-char" svg:width="1.499cm" svg:height="0.49cm" draw:z-index="3"><draw:text-box><text:p text:style-name="P29"/></draw:text-box></draw:frame><text:s/>seria <draw:frame draw:style-name="fr2" draw:name="Frame_SerieCI" text:anchor-type="as-char" svg:width="1.499cm" svg:height="0.49cm" draw:z-index="4"><draw:text-box><text:p text:style-name="P29"/></draw:text-box></draw:frame><text:s/>nr. <draw:frame draw:style-name="fr2" draw:name="Frame_NrCI" text:anchor-type="as-char" svg:width="2.799cm" svg:height="0.49cm" draw:z-index="5"><draw:text-box><text:p text:style-name="P29"/></draw:text-box></draw:frame>, CNP <draw:frame draw:style-name="fr2" draw:name="Frame_CNP" text:anchor-type="as-char" svg:width="4.881cm" svg:height="0.49cm" draw:z-index="6"><draw:text-box><text:p text:style-name="P29"/></draw:text-box></draw:frame></text:p>
      <text:p text:style-name="P35">autorul lucrării <draw:frame draw:style-name="fr4" draw:name="Frame_Title_1" text:anchor-type="as-char" svg:width="13.501cm" svg:height="0.49cm" draw:z-index="7"><draw:text-box><text:p text:style-name="P32"/></draw:text-box></draw:frame><text:s/><draw:frame draw:style-name="fr5" draw:name="Frame_Title_2" text:anchor-type="as-char" svg:width="16.499cm" svg:height="0.49cm" draw:z-index="8"><draw:text-box><text:p text:style-name="Frame_20_contents"/></draw:text-box></draw:frame><text:s/><draw:frame draw:style-name="fr5" draw:name="Frame_Title_3" text:anchor-type="as-char" svg:width="16.499cm" svg:height="0.49cm" draw:z-index="9"><draw:text-box><text:p text:style-name="Frame_20_contents"/></draw:text-box></draw:frame><text:s/></text:p>
      <text:p text:style-name="P35">elaborată în vederea <text:span text:style-name="T19">susținerii</text:span> examenului de finalizare a studiilor de <text:span text:style-name="T20">licență<text:line-break/></text:span>organizat de către Facultatea de Automatică <text:span text:style-name="T21">ș</text:span>i Calculatoare din cadrul <text:span text:style-name="T19">Universității</text:span> Tehnice „Gheorghe Asachi” din <text:span text:style-name="T19">Iași</text:span>,<text:span text:style-name="T22"> s</text:span>esiunea<text:span text:style-name="T22"> </text:span><draw:frame draw:style-name="fr2" draw:name="Frame_Session" text:anchor-type="as-char" svg:width="3.251cm" svg:height="0.49cm" draw:z-index="10"><draw:text-box><text:p text:style-name="P29"/></draw:text-box></draw:frame><text:s/>a anului universitar <draw:frame draw:style-name="fr6" draw:name="Frame_AnUniv" text:anchor-type="as-char" svg:width="3cm" svg:height="0.49cm" draw:z-index="11"><draw:text-box><text:p text:style-name="P30"/></draw:text-box></draw:frame>, luând în considerare <text:span text:style-name="T19">conținutul</text:span> Art. 34 din Codul de etică<text:span text:style-name="T23"> </text:span>universitară al <text:span text:style-name="T19">Universității</text:span> Tehnice „Gheorghe Asachi” din <text:span text:style-name="T19">Iași</text:span> (Manualul Procedurilor, UTI.POM.02 <text:span text:style-name="T23">–</text:span> <text:span text:style-name="T19">Funcționarea</text:span> Comisiei de etică universitară), declar pe proprie răspundere, că această lucrare este rezultatul propriei <text:span text:style-name="T19">activități</text:span> intelectuale, nu <text:span text:style-name="T19">conține</text:span> <text:span text:style-name="T19">porțiuni</text:span> plagiate, iar sursele bibliografice au fost folosite cu respectarea <text:span text:style-name="T19">legislației</text:span> române (legea 8/1996) <text:span text:style-name="T21">ș</text:span>i a <text:span text:style-name="T19">convențiilor</text:span> <text:span text:style-name="T19">internaționale</text:span> privind drepturile de autor.</text:p>
      <text:p text:style-name="P35"/>
      <text:p text:style-name="P35"/>
      <text:p text:style-name="P35"/>
      <text:p text:style-name="P35"/>
      <text:p text:style-name="P35"><text:span text:style-name="T24"><text:tab/></text:span>Data<text:span text:style-name="T24"><text:tab/><text:tab/><text:tab/><text:tab/><text:tab/><text:tab/><text:tab/><text:tab/><text:tab/></text:span>Semnătura</text:p>
      <text:p text:style-name="P35"><draw:frame draw:style-name="fr2" draw:name="Frame_Data" text:anchor-type="as-char" svg:width="3.552cm" svg:height="0.49cm" draw:z-index="1"><draw:text-box><text:p text:style-name="P29"/></draw:text-box></draw:frame></text:p>
      <text:p text:style-name="Text_20_Declaratie"/>
      <text:p text:style-name="Text_20_Declaratie"/>
      <text:p text:style-name="Text_20_Declaratie"/>
      <text:p text:style-name="Text_20_Declaratie"/>
      <text:p text:style-name="Text_20_Declaratie"/>
      <text:p text:style-name="Text_20_Declaratie"/>
      <text:p text:style-name="Text_20_Declaratie"/>
      <text:p text:style-name="Text_20_Declaratie"/>
      <text:p text:style-name="Text_20_Declaratie"><text:soft-page-break/></text:p>
      <text:table-of-content text:style-name="Sect1" text:name="Table of Contents2">
        <text:table-of-content-source text:outline-level="5">
          <text:index-title-template text:style-name="Contents_20_Heading">Cuprin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2_Head">
            <text:p text:style-name="P23">Cuprins</text:p>
          </text:index-title>
          <text:p text:style-name="P18"><text:a xlink:type="simple" xlink:href="#__RefHeading__5011_1794362497" text:style-name="Index_20_Link" text:visited-style-name="Index_20_Link"><text:s/>Introducere</text:a><text:tab/>1</text:p>
          <text:p text:style-name="P18"><text:a xlink:type="simple" xlink:href="#__RefHeading__6364_982623240" text:style-name="Index_20_Link" text:visited-style-name="Index_20_Link"><text:s/>Concluzii</text:a><text:tab/>3</text:p>
          <text:p text:style-name="P18"><text:a xlink:type="simple" xlink:href="#__RefHeading__6324_59671573" text:style-name="Index_20_Link" text:visited-style-name="Index_20_Link"><text:s/>Bibliografie</text:a><text:tab/>4</text:p>
          <text:p text:style-name="P18"><text:a xlink:type="simple" xlink:href="#__RefHeading__6326_59671573" text:style-name="Index_20_Link" text:visited-style-name="Index_20_Link"><text:s/>Anexe.</text:a><text:tab/>5</text:p>
        </text:index-body>
      </text:table-of-content>
      <text:p text:style-name="_5f_TEXT"/>
      <text:p text:style-name="P34"/>
      <text:p text:style-name="P16"/>
      <text:p text:style-name="P14"><text:span text:style-name="T6">[</text:span><text:span text:style-name="T2">Titlul lucrării</text:span><text:span text:style-name="T6">]</text:span></text:p>
      <text:p text:style-name="P13"/>
      <text:p text:style-name="P17">[Prenume Nume absolvent]</text:p>
      <text:p text:style-name="P13"/>
      <text:p text:style-name="P15"><text:bookmark-start text:name="__RefHeading__657_1071978123"/>Rezumat<text:bookmark-end text:name="__RefHeading__657_1071978123"/></text:p>
      <text:p text:style-name="P8"/>
      <text:p text:style-name="P8"/>
      <text:p text:style-name="_5f_TEXT"><draw:frame draw:style-name="fr1" draw:name="Frame_Rezumat" text:anchor-type="paragraph" svg:width="16.499cm" svg:height="17.161cm" draw:z-index="0"><draw:text-box><text:p text:style-name="_5f_TEXT">Introduceți aici un scurt rezumat al lucrării<text:span text:style-name="T12">...</text:span></text:p></draw:text-box></draw:frame></text:p>
      <text:h text:style-name="P21" text:outline-level="1"><text:bookmark-start text:name="__RefHeading__5011_1794362497"/>Introducere<text:bookmark-end text:name="__RefHeading__5011_1794362497"/></text:h>
      <text:p text:style-name="_5f_TEXT"/>
      <text:h text:style-name="P20" text:outline-level="1"/>
      <text:p text:style-name="P9"/>
      <text:h text:style-name="P19" text:outline-level="1"><text:bookmark-start text:name="__RefHeading__6364_982623240"/>Concluzii<text:bookmark-end text:name="__RefHeading__6364_982623240"/></text:h>
      <text:p text:style-name="_5f_TEXT"/>
      <text:p text:style-name="_5f_TEXT"/>
      <text:p text:style-name="P7"/>
      <text:h text:style-name="P19" text:outline-level="1"><text:bookmark-start text:name="BIBLIOGRAFIE"/><text:bookmark-start text:name="__RefHeading__6324_59671573"/><text:span text:style-name="T13">B</text:span><text:bookmark-end text:name="BIBLIOGRAFIE"/><text:span text:style-name="T14">ibliografie</text:span><text:bookmark-end text:name="__RefHeading__6324_59671573"/></text:h>
      <text:bibliography text:style-name="Sect1" text:name="Bibliography2">
        <text:bibliography-source>
          <text:index-title-template text:style-name="Bibliography_20_Heading"/>
          <text:bibliography-entry-template text:bibliography-type="article" text:style-name="Bibliography_20_1">
            <text:index-entry-span>[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" text:bibliography-data-field="title"/>
            <text:index-entry-span>”, </text:index-entry-span>
            <text:index-entry-bibliography text:style-name="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book" text:style-name="Bibliography_20_1">
            <text:index-entry-span>[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" text:bibliography-data-field="title"/>
            <text:index-entry-span>”, </text:index-entry-span>
            <text:index-entry-bibliography text:style-name="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booklet" text:style-name="Bibliography_20_1">
            <text:index-entry-span>[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conference" text:style-name="Bibliography_20_1">
            <text:index-entry-span>[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Proceedings of the </text:index-entry-span>
            <text:index-entry-bibliography text:style-name="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editor"/>
            <text:index-entry-span>, </text:index-entry-span>
            <text:index-entry-bibliography text:style-name="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pp. </text:index-entry-span>
            <text:index-entry-bibliography text:style-name="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custom1" text:style-name="Bibliography_20_1">
            <text:index-entry-span>[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custom2" text:style-name="Bibliography_20_1">
            <text:index-entry-span>[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custom3" text:style-name="Bibliography_20_1">
            <text:index-entry-span>[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custom4" text:style-name="Bibliography_20_1">
            <text:index-entry-span>[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custom5" text:style-name="Bibliography_20_1">
            <text:index-entry-span>[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span>„</text:index-entry-span>
            <text:index-entry-bibliography text:style-name="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" text:bibliography-data-field="title"/>
            <text:index-entry-span>”, </text:index-entry-span>
            <text:index-entry-bibliography text:style-name="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ddress"/>
            <text:index-entry-span>.</text:index-entry-span>
          </text:bibliography-entry-template>
          <text:bibliography-entry-template text:bibliography-type="email" text:style-name="Bibliography_20_1">
            <text:index-entry-span>[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inbook" text:style-name="Bibliography_20_1">
            <text:index-entry-span>[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incollection" text:style-name="Bibliography_20_1">
            <text:index-entry-span>[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inproceedings" text:style-name="Bibliography_20_1">
            <text:index-entry-span>[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journal" text:style-name="Bibliography_20_1">
            <text:index-entry-span>[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manual" text:style-name="Bibliography_20_1">
            <text:index-entry-span>[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mastersthesis" text:style-name="Bibliography_20_1">
            <text:index-entry-span>[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misc" text:style-name="Bibliography_20_1">
            <text:index-entry-span>[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 [Online], Disponibil la adresa: </text:index-entry-span>
            <text:index-entry-bibliography text:style-name="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  <text:index-entry-span>, Accesat: </text:index-entry-span>
            <text:index-entry-bibliography text:style-name="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phdthesis" text:style-name="Bibliography_20_1">
            <text:index-entry-span>[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proceedings" text:style-name="Bibliography_20_1">
            <text:index-entry-span>[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techreport" text:style-name="Bibliography_20_1">
            <text:index-entry-span>[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unpublished" text:style-name="Bibliography_20_1">
            <text:index-entry-span>[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www" text:style-name="Bibliography_20_1">
            <text:index-entry-span>[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</text:bibliography-source>
        <text:index-body>
          <text:p text:style-name="Text_20_body"/>
        </text:index-body>
      </text:bibliography>
      <text:h text:style-name="P19" text:outline-level="1"><text:bookmark-start text:name="__RefHeading__6326_59671573"/><text:span text:style-name="T15">A</text:span>nexe<text:span text:style-name="T16">.</text:span><text:bookmark-end text:name="__RefHeading__6326_59671573"/></text:h>
      <text:h text:style-name="P22" text:outline-level="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MU Serif" svg:font-family="'CMU Serif'" style:font-adornments="Italic" style:font-family-generic="roman" style:font-pitch="variable"/>
    <style:font-face style:name="Cambria" svg:font-family="Cambria" style:font-adornments="Bold" style:font-family-generic="roman" style:font-pitch="variable"/>
    <style:font-face style:name="Liberation Serif" svg:font-family="'Liberation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4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o" fo:country="RO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o" fo:country="R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ff0000"/>
    </style:style>
    <style:style style:name="Heading" style:family="paragraph" style:parent-style-name="Text_20_body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cm" loext:contextual-spacing="false" fo:line-height="100%" fo:text-align="justify" style:justify-single-word="false" style:page-number="auto"/>
      <style:text-properties style:text-outline="false" style:text-line-through-style="none" style:text-line-through-type="none" fo:font-size="12pt" style:text-blink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Text_20_body" style:class="extra">
      <style:paragraph-properties fo:margin-top="0cm" fo:margin-bottom="0.4cm" loext:contextual-spacing="false" fo:text-align="center" style:justify-single-word="false" text:number-lines="false" text:line-number="0"/>
      <style:text-properties fo:font-size="12pt" fo:font-style="normal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Text_20_body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_20_indent" style:class="text" style:master-page-name="">
      <style:paragraph-properties fo:margin-left="1.251cm" fo:margin-right="0cm" fo:margin-top="0.423cm" fo:margin-bottom="0.423cm" loext:contextual-spacing="false" fo:text-indent="0cm" style:auto-text-indent="false" style:page-number="auto" fo:break-before="page" style:shadow="none" text:number-lines="true" text:line-number="0">
        <style:tab-stops>
          <style:tab-stop style:position="0.76cm"/>
        </style:tab-stops>
      </style:paragraph-properties>
      <style:text-properties fo:color="#004586" style:font-name="Times New Roman1" fo:font-family="'Times New Roman'" style:font-style-name="Bold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_20_indent" style:class="text" style:master-page-name="">
      <loext:graphic-properties draw:fill="none" draw:fill-color="#729fcf"/>
      <style:paragraph-properties fo:margin-left="1.251cm" fo:margin-right="0cm" fo:margin-top="0.42cm" fo:margin-bottom="0.21cm" loext:contextual-spacing="false" fo:text-indent="0cm" style:auto-text-indent="false" style:page-number="auto" fo:background-color="transparent" style:shadow="none">
        <style:tab-stops/>
      </style:paragraph-properties>
      <style:text-properties fo:color="#004586" style:font-name="Times New Roman2" fo:font-family="'Times New Roman'" style:font-style-name="Italic" style:font-family-generic="roman" style:font-pitch="variable" fo:font-size="13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>
      <style:paragraph-properties fo:margin-left="1.251cm" fo:margin-right="0cm" fo:margin-top="0.42cm" fo:margin-bottom="0.21cm" loext:contextual-spacing="false" fo:text-indent="0cm" style:auto-text-indent="false" style:page-number="auto"/>
      <style:text-properties fo:color="#004586" style:font-name="Times New Roman3" fo:font-family="'Times New Roman'" style:font-style-name="Bold Italic" style:font-family-generic="roman" style:font-pitch="variable" fo:font-size="13pt" fo:font-style="normal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left="1.251cm" fo:margin-right="0cm" fo:margin-top="0.42cm" fo:margin-bottom="0.21cm" loext:contextual-spacing="false" fo:line-height="100%" fo:text-indent="0cm" style:auto-text-indent="false" style:page-number="auto"/>
      <style:text-properties fo:color="#004586" style:font-name="Times New Roman4" fo:font-family="'Times New Roman'" style:font-style-name="Regular" style:font-family-generic="roman" style:font-pitch="variable" fo:font-size="12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Text_20_body" style:class="extra" style:master-page-name="">
      <style:paragraph-properties fo:line-height="110%" fo:text-align="center" style:justify-single-word="false" style:page-number="auto" text:number-lines="false" text:line-number="0"/>
      <style:text-properties fo:font-size="12pt"/>
    </style:style>
    <style:style style:name="Tabelul" style:family="paragraph" style:parent-style-name="Caption" style:next-style-name="Text_20_body" style:master-page-name="">
      <style:paragraph-properties fo:margin-top="0.21cm" fo:margin-bottom="0cm" loext:contextual-spacing="false" style:page-number="auto"/>
      <style:text-properties fo:color="#004586" fo:font-size="11pt"/>
    </style:style>
    <style:style style:name="Figura" style:family="paragraph" style:parent-style-name="Caption" style:master-page-name="">
      <style:paragraph-properties fo:margin-top="0cm" fo:margin-bottom="0cm" loext:contextual-spacing="false" style:page-number="auto"/>
      <style:text-properties fo:color="#004586" fo:font-size="11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63cm" loext:contextual-spacing="false" fo:text-indent="0cm" style:auto-text-indent="false" text:number-lines="false" text:line-number="0"/>
      <style:text-properties style:font-name="Times New Roman1" fo:font-family="'Times New Roman'" style:font-style-name="Bold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loext:graphic-properties draw:fill="none" draw:fill-color="#729fcf"/>
      <style:paragraph-properties fo:margin-left="0cm" fo:margin-right="0cm" fo:margin-top="0cm" fo:margin-bottom="0cm" loext:contextual-spacing="false" fo:line-height="115%" fo:text-indent="0cm" style:auto-text-indent="false" fo:background-color="transparent">
        <style:tab-stops>
          <style:tab-stop style:position="16.501cm" style:type="right" style:leader-style="dotted" style:leader-text="."/>
        </style:tab-stops>
      </style:paragraph-properties>
      <style:text-properties fo:font-weight="normal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line-height="115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line-height="115%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 style:master-page-name="">
      <style:paragraph-properties fo:margin-left="0cm" fo:margin-right="0cm" fo:margin-top="0cm" fo:margin-bottom="0cm" loext:contextual-spacing="false" fo:text-indent="0cm" style:auto-text-indent="false" style:page-number="auto" fo:break-before="auto" fo:break-after="auto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 style:master-page-name="">
      <style:paragraph-properties fo:margin-left="1cm" fo:margin-right="0cm" fo:margin-top="0cm" fo:margin-bottom="0.101cm" loext:contextual-spacing="false" fo:line-height="100%" fo:text-align="justify" style:justify-single-word="false" fo:keep-together="always" fo:text-indent="-1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fo:font-size="11pt"/>
    </style:style>
    <style:style style:name="Frame_20_contents" style:display-name="Frame contents" style:family="paragraph" style:parent-style-name="Text_20_body" style:class="extra">
      <style:paragraph-properties fo:margin-left="0cm" fo:margin-right="0cm" fo:text-align="center" style:justify-single-word="false" fo:text-indent="0cm" style:auto-text-indent="false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weight-asian="bold" style:font-weight-complex="bold"/>
    </style:style>
    <style:style style:name="Footnote" style:family="paragraph" style:parent-style-name="Text_20_body" style:class="extra" style:master-page-name="">
      <style:paragraph-properties fo:margin-left="0.499cm" fo:margin-right="0cm" fo:margin-top="0cm" fo:margin-bottom="0cm" loext:contextual-spacing="false" fo:text-align="justify" style:justify-single-word="false" fo:keep-together="always" fo:text-indent="-0.499cm" style:auto-text-indent="false" style:page-number="auto" text:number-lines="false" text:line-number="0"/>
      <style:text-properties fo:font-size="10pt" style:font-size-asian="10pt" style:font-size-complex="10pt"/>
    </style:style>
    <style:style style:name="List_20_Paragraph" style:display-name="List Paragraph" style:family="paragraph" style:hidden="true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Heading_20_5" style:display-name="Heading 5" style:family="paragraph" style:parent-style-name="Heading" style:next-style-name="Text_20_body_20_indent" style:class="text" style:master-page-name="">
      <style:paragraph-properties fo:margin-left="1.251cm" fo:margin-right="0cm" fo:margin-top="0.42cm" fo:margin-bottom="0.21cm" loext:contextual-spacing="false" fo:text-indent="0cm" style:auto-text-indent="false" style:page-number="auto"/>
      <style:text-properties fo:color="#004586" style:font-name="Times New Roman3" fo:font-family="'Times New Roman'" style:font-style-name="Bold Italic" style:font-family-generic="roman" style:font-pitch="variable" fo:font-size="13pt" fo:font-style="italic" fo:font-weight="bold" style:font-size-asian="13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1.251cm" fo:margin-right="0cm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1.251cm" fo:margin-right="0cm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Text_20_body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Illustration" style:family="paragraph" style:hidden="true" style:parent-style-name="Caption" style:class="extra"/>
    <style:style style:name="Text" style:family="paragraph" style:parent-style-name="Caption" style:class="extra"/>
    <style:style style:name="List_20_1" style:display-name="List 1" style:family="paragraph" style:parent-style-name="List" style:class="list">
      <style:paragraph-properties fo:margin-left="0.635cm" fo:margin-right="0cm" fo:margin-top="0.21cm" fo:margin-bottom="0.21cm" loext:contextual-spacing="false" fo:text-indent="-0.635cm" style:auto-text-indent="false"/>
    </style:style>
    <style:style style:name="Table" style:family="paragraph" style:hidden="true" style:parent-style-name="Caption" style:class="extra"/>
    <style:style style:name="_5f_COD" style:display-name="_COD" style:family="paragraph" style:master-page-name="">
      <loext:graphic-properties draw:fill="none" draw:fill-color="#729fcf"/>
      <style:paragraph-properties fo:margin-top="0.21cm" fo:margin-bottom="0.21cm" loext:contextual-spacing="true" style:page-number="auto" fo:background-color="transparent" fo:padding-left="0.42cm" fo:padding-right="0.42cm" fo:padding-top="0.21cm" fo:padding-bottom="0.21cm" fo:border="0.06pt solid #b3b3b3" style:shadow="none">
        <style:tab-stops>
          <style:tab-stop style:position="0.64cm"/>
        </style:tab-stops>
      </style:paragraph-properties>
      <style:text-properties style:font-name="Consolas" fo:font-family="Consolas" style:font-style-name="Regular" style:font-family-generic="modern" style:font-pitch="fixed" fo:font-size="11pt" fo:letter-spacing="normal" style:text-scale="90%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style:font-name="Cambria" fo:font-family="Cambria" style:font-style-name="Bold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ext_20_Coperta" style:display-name="Text Coperta" style:family="paragraph" style:master-page-name="">
      <style:paragraph-properties fo:margin-left="0.42cm" fo:margin-right="0cm" fo:line-height="125%" fo:text-indent="0cm" style:auto-text-indent="false" style:page-number="auto"/>
      <style:text-properties fo:font-size="16pt"/>
    </style:style>
    <style:style style:name="Header_20_right" style:display-name="Header right" style:family="paragraph" style:parent-style-name="Text_20_body" style:class="extra" style:master-page-name="">
      <style:paragraph-properties fo:margin-left="0cm" fo:margin-right="0cm" fo:text-align="end" style:justify-single-word="false" fo:text-indent="0cm" style:auto-text-indent="false" style:page-number="auto" fo:padding="0.049cm" fo:border-left="none" fo:border-right="none" fo:border-top="none" fo:border-bottom="0.2pt solid #000000" style:shadow="none" text:number-lines="false" text:line-number="0">
        <style:tab-stops>
          <style:tab-stop style:position="0.64cm" style:type="right"/>
        </style:tab-stops>
      </style:paragraph-properties>
      <style:text-properties fo:color="#000000"/>
    </style:style>
    <style:style style:name="Header_20_left" style:display-name="Header left" style:family="paragraph" style:parent-style-name="Text_20_body" style:class="extra">
      <style:paragraph-properties fo:margin-left="0cm" fo:margin-right="0cm" fo:text-align="start" style:justify-single-word="false" fo:text-indent="0cm" style:auto-text-indent="false" fo:padding="0.049cm" fo:border-left="none" fo:border-right="none" fo:border-top="none" fo:border-bottom="0.2pt solid #000000" style:shadow="none" text:number-lines="false" text:line-number="0">
        <style:tab-stops>
          <style:tab-stop style:position="0.64cm"/>
        </style:tab-stops>
      </style:paragraph-properties>
      <style:text-properties fo:color="#000000"/>
    </style:style>
    <style:style style:name="Text_20_Box" style:display-name="Text Box" style:family="paragraph" style:default-outline-level="" style:list-style-name="" style:master-page-name="">
      <style:paragraph-properties fo:margin-left="0cm" fo:margin-right="0cm" fo:text-indent="0cm" style:auto-text-indent="false" style:page-number="auto">
        <style:tab-stops/>
      </style:paragraph-properties>
      <style:text-properties fo:text-transform="uppercase" style:font-name="Consolas" fo:font-family="Consolas" style:font-style-name="Regular" style:font-family-generic="modern" style:font-pitch="fixed" fo:font-size="12pt"/>
    </style:style>
    <style:style style:name="Text_20_Declaratie" style:display-name="Text Declaratie" style:family="paragraph">
      <style:paragraph-properties fo:line-height="125%" fo:text-align="justify" style:justify-single-word="false"/>
      <style:text-properties fo:font-size="13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rawing" style:family="paragraph" style:hidden="true" style:parent-style-name="Caption" style:class="extra"/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-left="none" fo:border-right="none" fo:border-top="none" fo:border-bottom="2.04pt outset #004586" style:shadow="none" text:number-lines="false" text:line-number="0" style:join-border="false"/>
      <style:text-properties fo:font-size="6pt" style:font-size-asian="6pt" style:font-size-complex="6pt"/>
    </style:style>
    <style:style style:name="Contents_20_5" style:display-name="Contents 5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cm" fo:margin-right="0cm" fo:text-indent="1.27cm" style:auto-text-indent="false"/>
    </style:style>
    <style:style style:name="_5f_TEXT" style:display-name="_TEXT" style:family="paragraph">
      <style:paragraph-properties fo:margin-left="0cm" fo:margin-right="0cm" fo:text-align="justify" style:justify-single-word="false" fo:text-indent="1.27cm" style:auto-text-indent="false" style:shadow="none"/>
    </style:style>
    <style:style style:name="_31__20_Capitol" style:display-name="1 Capitol" style:family="paragraph" style:next-style-name="_5f_TEXT" style:default-outline-level="1" style:master-page-name="">
      <style:paragraph-properties fo:margin-left="0cm" fo:margin-right="0cm" fo:margin-top="0.42cm" fo:margin-bottom="0.42cm" loext:contextual-spacing="false" fo:text-indent="1.27cm" style:auto-text-indent="false" style:page-number="auto" fo:break-before="page"/>
      <style:text-properties fo:color="#004586" fo:font-size="14pt" fo:font-weight="bold" style:font-size-asian="14pt" style:font-weight-asian="bold"/>
    </style:style>
    <style:style style:name="_32__20_Subcapitol" style:display-name="2 Subcapitol" style:family="paragraph" style:next-style-name="_5f_TEXT" style:default-outline-level="2" style:master-page-name="">
      <style:paragraph-properties fo:margin-left="1.27cm" fo:margin-right="0cm" fo:margin-top="0.42cm" fo:margin-bottom="0.21cm" loext:contextual-spacing="false" fo:text-indent="0cm" style:auto-text-indent="false" style:page-number="auto"/>
      <style:text-properties fo:color="#004586" fo:font-size="13pt" fo:font-style="italic" fo:font-weight="bold" style:font-size-asian="13pt"/>
    </style:style>
    <style:style style:name="_33__20_Sub-Subcapitol" style:display-name="3 Sub-Subcapitol" style:family="paragraph" style:next-style-name="_5f_TEXT" style:default-outline-level="3">
      <style:paragraph-properties fo:margin-left="1.27cm" fo:margin-right="0cm" fo:margin-top="0.42cm" fo:margin-bottom="0.21cm" loext:contextual-spacing="false" fo:text-indent="0cm" style:auto-text-indent="false"/>
      <style:text-properties fo:color="#004586" fo:font-size="13pt" fo:font-style="italic" style:font-size-asian="13pt" style:font-style-asian="italic"/>
    </style:style>
    <style:style style:name="_34__20_Sub-Sub-Subcapitol" style:display-name="4 Sub-Sub-Subcapitol" style:family="paragraph" style:next-style-name="_5f_TEXT" style:default-outline-level="4" style:master-page-name="">
      <style:paragraph-properties fo:margin-left="1.27cm" fo:margin-right="0cm" fo:margin-top="0.42cm" fo:margin-bottom="0.21cm" loext:contextual-spacing="false" fo:text-indent="0cm" style:auto-text-indent="false" style:page-number="auto" style:snap-to-layout-grid="false"/>
      <style:text-properties fo:color="#004586" fo:font-size="13pt" style:font-size-asian="13pt"/>
    </style:style>
    <style:style style:name="_35__20_Anexă" style:display-name="5 Anexă" style:family="paragraph" style:next-style-name="_5f_TEXT" style:default-outline-level="5">
      <style:paragraph-properties fo:margin-left="1.27cm" fo:margin-right="0cm" fo:margin-top="0.42cm" fo:margin-bottom="0.21cm" loext:contextual-spacing="false" fo:text-indent="0cm" style:auto-text-indent="false"/>
      <style:text-properties fo:color="#004586" fo:font-size="13pt" fo:font-style="italic" fo:font-weight="bold" style:font-size-asian="13pt"/>
    </style:style>
    <style:style style:name="Numbering_20_Symbols" style:display-name="Numbering Symbols" style:family="text"/>
    <style:style style:name="Footnote_20_Symbol" style:display-name="Foot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Times New Roman2" fo:font-family="'Times New Roman'" style:font-style-name="Italic" style:font-family-generic="roman" style:font-pitch="variable" fo:font-style="italic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font-style="normal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Definition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ariable" style:family="text">
      <style:text-properties style:font-name="Liberation Serif" fo:font-family="'Liberation Serif'" style:font-style-name="Italic" style:font-family-generic="roman" style:font-pitch="variable" fo:font-style="italic" fo:background-color="transparent" style:font-style-asian="italic" style:font-style-complex="italic"/>
    </style:style>
    <style:style style:name="OOoComputerCode" style:family="text">
      <style:text-properties fo:color="#000000" style:font-name="Consolas" fo:font-family="Consolas" style:font-style-name="Regular" style:font-family-generic="modern" style:font-pitch="fixed" fo:font-size="11pt" fo:background-color="transparent" style:text-scale="90%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Ident" style:display-name="_OOoComputerIdent" style:family="text" style:parent-style-name="_5f_OOoComputerBase">
      <style:text-properties fo:color="#008000"/>
    </style:style>
    <style:style style:name="_5f_FORMULA" style:display-name="_FORMULA" style:family="text">
      <style:text-properties style:font-name="CMU Serif" fo:font-family="'CMU Serif'" style:font-style-name="Italic" style:font-family-generic="roman" style:font-pitch="variable" fo:font-style="italic" fo:font-weight="normal" fo:background-color="transparent"/>
    </style:style>
    <style:style style:name="_5f_Italic" style:display-name="_Italic" style:family="text">
      <style:text-properties fo:font-style="italic" style:font-style-asian="italic"/>
    </style:style>
    <style:style style:name="Index_20_Link" style:display-name="Index Link" style:family="text"/>
    <style:style style:name="_5f_ENGLISH" style:display-name="_ENGLISH" style:family="text" style:parent-style-name="Drop_20_Caps">
      <style:text-properties fo:language="en" fo:country="US" fo:font-style="italic" fo:background-color="transparent"/>
    </style:style>
    <style:style style:name="Drop_20_Caps" style:display-name="Drop Caps" style:family="text"/>
    <style:style style:name="_5f_CODE" style:display-name="_CODE" style:family="text">
      <style:text-properties style:font-name="Consolas" fo:font-family="Consolas" style:font-style-name="Regular" style:font-family-generic="modern" style:font-pitch="fixed" fo:font-size="12pt" fo:font-style="normal" style:text-scale="90%"/>
    </style:style>
    <style:style style:name="Graphics" style:family="graphic">
      <style:graphic-properties text:anchor-type="paragraph" svg:x="0cm" svg:y="0cm" fo:margin-top="0cm" fo:margin-bottom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cm" fo:margin-right="0cm" fo:margin-top="0.21cm" fo:margin-bottom="0.21cm" style:wrap="none" style:vertical-pos="top" style:vertical-rel="paragraph-content" style:horizontal-pos="center" style:horizontal-rel="page-content" fo:padding="0cm" fo:border="none" style:shadow="none" draw:shadow-opacity="100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Capitolul " style:num-suffix=". " style:num-format="1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prefix="Anexa " style:num-suffix=". " style:num-format="1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suffix="." style:num-format="1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54cm" fo:text-indent="-0.319cm" fo:margin-left="2.54cm"/>
        </style:list-level-properties>
        <style:text-properties fo:font-family="'Times New Roman'" style:font-style-name="Regular" style:font-family-generic="roman"/>
      </text:list-level-style-bullet>
      <text:list-level-style-bullet text:level="2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3.175cm" fo:text-indent="-0.316cm" fo:margin-left="3.175cm"/>
        </style:list-level-properties>
        <style:text-properties fo:font-family="'Times New Roman'" style:font-style-name="Regular" style:font-family-generic="roman"/>
      </text:list-level-style-bullet>
      <text:list-level-style-bullet text:level="3" text:style-name="Numbering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319cm" fo:margin-left="3.81cm"/>
        </style:list-level-properties>
        <style:text-properties fo:font-family="'Times New Roman'" style:font-style-name="Regular" style:font-family-generic="roman"/>
      </text:list-level-style-bullet>
      <text:list-level-style-bullet text:level="4" text:style-name="Numbering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316cm" fo:margin-left="4.445cm"/>
        </style:list-level-properties>
        <style:text-properties fo:font-family="'Times New Roman'" style:font-style-name="Regular" style:font-family-generic="roman"/>
      </text:list-level-style-bullet>
      <text:list-level-style-bullet text:level="5" text:style-name="Numbering_20_Symbols" text:bullet-char="▫">
        <style:list-level-properties text:list-level-position-and-space-mode="label-alignment" fo:text-align="end">
          <style:list-level-label-alignment text:label-followed-by="listtab" text:list-tab-stop-position="5.08cm" fo:text-indent="-0.319cm" fo:margin-left="5.08cm"/>
        </style:list-level-properties>
        <style:text-properties fo:font-family="'Times New Roman'" style:font-style-name="Regular" style:font-family-generic="roman"/>
      </text:list-level-style-bullet>
      <text:list-level-style-bullet text:level="6" text:style-name="Numbering_20_Symbols" text:bullet-char="›">
        <style:list-level-properties text:list-level-position-and-space-mode="label-alignment" fo:text-align="end">
          <style:list-level-label-alignment text:label-followed-by="listtab" text:list-tab-stop-position="5.715cm" fo:text-indent="-0.316cm" fo:margin-left="5.715cm"/>
        </style:list-level-properties>
        <style:text-properties fo:font-family="'Times New Roman'" style:font-style-name="Regular" style:font-family-generic="roman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6.35cm" fo:text-indent="-0.319cm" fo:margin-left="6.35cm"/>
        </style:list-level-properties>
        <style:text-properties fo:font-family="'Times New Roman'" style:font-style-name="Regular" style:font-family-generic="roman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316cm" fo:margin-left="6.985cm"/>
        </style:list-level-properties>
        <style:text-properties fo:font-family="'Times New Roman'" style:font-style-name="Regular" style:font-family-generic="roman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7.62cm" fo:text-indent="-0.319cm" fo:margin-left="7.62cm"/>
        </style:list-level-properties>
        <style:text-properties fo:font-family="'Times New Roman'" style:font-style-name="Regular" style:font-family-generic="roman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8.255cm" fo:text-indent="-0.316cm" fo:margin-left="8.255cm"/>
        </style:list-level-properties>
        <style:text-properties fo:font-family="'Times New Roman'" style:font-style-name="Regular" style:font-family-generic="roman"/>
      </text:list-level-style-bullet>
    </text:list-style>
    <text:list-style style:name="List_20_2" style:display-name="List 2">
      <text:list-level-style-bullet text:level="1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2.54cm" fo:text-indent="-0.319cm" fo:margin-left="2.54cm"/>
        </style:list-level-properties>
        <style:text-properties fo:font-family="'Times New Roman'" style:font-style-name="Regular" style:font-family-generic="roman"/>
      </text:list-level-style-bullet>
      <text:list-level-style-bullet text:level="2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3.175cm" fo:text-indent="-0.316cm" fo:margin-left="3.175cm"/>
        </style:list-level-properties>
        <style:text-properties fo:font-family="'Times New Roman'" style:font-style-name="Regular" style:font-family-generic="roman"/>
      </text:list-level-style-bullet>
      <text:list-level-style-bullet text:level="3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3.81cm" fo:text-indent="-0.319cm" fo:margin-left="3.81cm"/>
        </style:list-level-properties>
        <style:text-properties fo:font-family="'Times New Roman'" style:font-style-name="Regular" style:font-family-generic="roman"/>
      </text:list-level-style-bullet>
      <text:list-level-style-bullet text:level="4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4.445cm" fo:text-indent="-0.321cm" fo:margin-left="4.45cm"/>
        </style:list-level-properties>
        <style:text-properties fo:font-family="'Times New Roman'" style:font-style-name="Regular" style:font-family-generic="roman"/>
      </text:list-level-style-bullet>
      <text:list-level-style-bullet text:level="5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5.08cm" fo:text-indent="-0.319cm" fo:margin-left="5.08cm"/>
        </style:list-level-properties>
        <style:text-properties fo:font-family="'Times New Roman'" style:font-style-name="Regular" style:font-family-generic="roman"/>
      </text:list-level-style-bullet>
      <text:list-level-style-bullet text:level="6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5.72cm" fo:text-indent="-0.321cm" fo:margin-left="5.72cm"/>
        </style:list-level-properties>
        <style:text-properties fo:font-family="'Times New Roman'" style:font-style-name="Regular" style:font-family-generic="roman"/>
      </text:list-level-style-bullet>
      <text:list-level-style-bullet text:level="7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6.35cm" fo:text-indent="-0.319cm" fo:margin-left="6.35cm"/>
        </style:list-level-properties>
        <style:text-properties fo:font-family="'Times New Roman'" style:font-style-name="Regular" style:font-family-generic="roman"/>
      </text:list-level-style-bullet>
      <text:list-level-style-bullet text:level="8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6.99cm" fo:text-indent="-0.321cm" fo:margin-left="6.99cm"/>
        </style:list-level-properties>
        <style:text-properties fo:font-family="'Times New Roman'" style:font-style-name="Regular" style:font-family-generic="roman"/>
      </text:list-level-style-bullet>
      <text:list-level-style-bullet text:level="9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7.62cm" fo:text-indent="-0.319cm" fo:margin-left="7.62cm"/>
        </style:list-level-properties>
        <style:text-properties fo:font-family="'Times New Roman'" style:font-style-name="Regular" style:font-family-generic="roman"/>
      </text:list-level-style-bullet>
      <text:list-level-style-bullet text:level="10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8.26cm" fo:text-indent="-0.321cm" fo:margin-left="8.26cm"/>
        </style:list-level-properties>
        <style:text-properties fo:font-family="'Times New Roman'" style:font-style-name="Regular" style:font-family-generic="roman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12cm" fo:margin-left="2.54cm"/>
        </style:list-level-properties>
      </text:list-level-style-number>
      <text:list-level-style-number text:level="2" text:style-name="Numbering_20_Symbols" style:num-suffix=")." style:num-format="a">
        <style:list-level-properties text:list-level-position-and-space-mode="label-alignment" fo:text-align="end">
          <style:list-level-label-alignment text:label-followed-by="listtab" text:list-tab-stop-position="3.175cm" fo:text-indent="-0.115cm" fo:margin-left="3.17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12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11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08cm" fo:text-indent="-0.12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715cm" fo:text-indent="-0.11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6.35cm" fo:text-indent="-0.12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6.985cm" fo:text-indent="-0.11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7.62cm" fo:text-indent="-0.12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8.255cm" fo:text-indent="-0.115cm" fo:margin-left="8.255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_5f_Listă_20_cu_20_buline" style:display-name="_Listă cu buline">
      <text:list-level-style-bullet text:level="1" text:bullet-char="•">
        <style:list-level-properties text:list-level-position-and-space-mode="label-alignment" fo:text-align="center">
          <style:list-level-label-alignment text:label-followed-by="listtab" text:list-tab-stop-position="2.54cm" fo:text-indent="-0.319cm" fo:margin-left="2.54cm"/>
        </style:list-level-properties>
        <style:text-properties fo:font-family="'Times New Roman'" style:font-style-name="Regular" style:font-family-generic="roman"/>
      </text:list-level-style-bullet>
      <text:list-level-style-bullet text:level="2" text:bullet-char="−">
        <style:list-level-properties text:list-level-position-and-space-mode="label-alignment" fo:text-align="center">
          <style:list-level-label-alignment text:label-followed-by="listtab" text:list-tab-stop-position="3.18cm" fo:text-indent="-0.321cm" fo:margin-left="3.18cm"/>
        </style:list-level-properties>
        <style:text-properties fo:font-family="'Times New Roman'" style:font-style-name="Regular" style:font-family-generic="roman"/>
      </text:list-level-style-bullet>
      <text:list-level-style-bullet text:level="3" text:bullet-char="◦">
        <style:list-level-properties text:list-level-position-and-space-mode="label-alignment" fo:text-align="center">
          <style:list-level-label-alignment text:label-followed-by="listtab" text:list-tab-stop-position="3.81cm" fo:text-indent="-0.319cm" fo:margin-left="3.81cm"/>
        </style:list-level-properties>
        <style:text-properties fo:font-family="'Times New Roman'" style:font-style-name="Regular" style:font-family-generic="roman"/>
      </text:list-level-style-bullet>
      <text:list-level-style-bullet text:level="4" text:bullet-char="▪">
        <style:list-level-properties text:list-level-position-and-space-mode="label-alignment" fo:text-align="center">
          <style:list-level-label-alignment text:label-followed-by="listtab" text:list-tab-stop-position="4.45cm" fo:text-indent="-0.321cm" fo:margin-left="4.45cm"/>
        </style:list-level-properties>
        <style:text-properties fo:font-family="'Times New Roman'" style:font-style-name="Regular" style:font-family-generic="roman"/>
      </text:list-level-style-bullet>
      <text:list-level-style-bullet text:level="5" text:bullet-char="▫">
        <style:list-level-properties text:list-level-position-and-space-mode="label-alignment" fo:text-align="center">
          <style:list-level-label-alignment text:label-followed-by="listtab" text:list-tab-stop-position="5.08cm" fo:text-indent="-0.319cm" fo:margin-left="5.08cm"/>
        </style:list-level-properties>
        <style:text-properties fo:font-family="'Times New Roman'" style:font-style-name="Regular" style:font-family-generic="roman"/>
      </text:list-level-style-bullet>
      <text:list-level-style-bullet text:level="6" text:bullet-char="›">
        <style:list-level-properties text:list-level-position-and-space-mode="label-alignment" fo:text-align="center">
          <style:list-level-label-alignment text:label-followed-by="listtab" text:list-tab-stop-position="5.72cm" fo:text-indent="-0.321cm" fo:margin-left="5.72cm"/>
        </style:list-level-properties>
        <style:text-properties fo:font-family="'Times New Roman'" style:font-style-name="Regular" style:font-family-generic="roman"/>
      </text:list-level-style-bullet>
      <text:list-level-style-bullet text:level="7" text:bullet-char="»">
        <style:list-level-properties text:list-level-position-and-space-mode="label-alignment" fo:text-align="center">
          <style:list-level-label-alignment text:label-followed-by="listtab" text:list-tab-stop-position="6.35cm" fo:text-indent="-0.319cm" fo:margin-left="6.35cm"/>
        </style:list-level-properties>
        <style:text-properties fo:font-family="'Times New Roman'" style:font-style-name="Regular" style:font-family-generic="roman"/>
      </text:list-level-style-bullet>
      <text:list-level-style-bullet text:level="8" text:bullet-char="›">
        <style:list-level-properties text:list-level-position-and-space-mode="label-alignment" fo:text-align="center">
          <style:list-level-label-alignment text:label-followed-by="listtab" text:list-tab-stop-position="6.99cm" fo:text-indent="-0.321cm" fo:margin-left="6.99cm"/>
        </style:list-level-properties>
        <style:text-properties fo:font-family="'Times New Roman'" style:font-style-name="Regular" style:font-family-generic="roman"/>
      </text:list-level-style-bullet>
      <text:list-level-style-bullet text:level="9" text:bullet-char="›">
        <style:list-level-properties text:list-level-position-and-space-mode="label-alignment" fo:text-align="center">
          <style:list-level-label-alignment text:label-followed-by="listtab" text:list-tab-stop-position="7.62cm" fo:text-indent="-0.319cm" fo:margin-left="7.62cm"/>
        </style:list-level-properties>
        <style:text-properties fo:font-family="'Times New Roman'" style:font-style-name="Regular" style:font-family-generic="roman"/>
      </text:list-level-style-bullet>
      <text:list-level-style-bullet text:level="10" text:bullet-char="›">
        <style:list-level-properties text:list-level-position-and-space-mode="label-alignment" fo:text-align="center">
          <style:list-level-label-alignment text:label-followed-by="listtab" text:list-tab-stop-position="8.26cm" fo:text-indent="-0.321cm" fo:margin-left="8.26cm"/>
        </style:list-level-properties>
        <style:text-properties fo:font-family="'Times New Roman'" style:font-style-name="Regular" style:font-family-generic="roman"/>
      </text:list-level-style-bullet>
    </text:list-style>
    <text:list-style style:name="_5f_Listă_20_cu_20_liniuțe" style:display-name="_Listă cu liniuțe">
      <text:list-level-style-bullet text:level="1" text:bullet-char="−">
        <style:list-level-properties text:list-level-position-and-space-mode="label-alignment" fo:text-align="center">
          <style:list-level-label-alignment text:label-followed-by="listtab" text:list-tab-stop-position="2.54cm" fo:text-indent="-0.319cm" fo:margin-left="2.54cm"/>
        </style:list-level-properties>
        <style:text-properties fo:font-family="'Segoe UI'" style:font-style-name="Regular"/>
      </text:list-level-style-bullet>
      <text:list-level-style-bullet text:level="2" text:bullet-char="−">
        <style:list-level-properties text:list-level-position-and-space-mode="label-alignment" fo:text-align="center">
          <style:list-level-label-alignment text:label-followed-by="listtab" text:list-tab-stop-position="3.18cm" fo:text-indent="-0.321cm" fo:margin-left="3.18cm"/>
        </style:list-level-properties>
        <style:text-properties fo:font-family="'Segoe UI'" style:font-style-name="Regular"/>
      </text:list-level-style-bullet>
      <text:list-level-style-bullet text:level="3" text:bullet-char="−">
        <style:list-level-properties text:list-level-position-and-space-mode="label-alignment" fo:text-align="center">
          <style:list-level-label-alignment text:label-followed-by="listtab" text:list-tab-stop-position="3.81cm" fo:text-indent="-0.319cm" fo:margin-left="3.81cm"/>
        </style:list-level-properties>
        <style:text-properties fo:font-family="'Segoe UI'" style:font-style-name="Regular"/>
      </text:list-level-style-bullet>
      <text:list-level-style-bullet text:level="4" text:bullet-char="−">
        <style:list-level-properties text:list-level-position-and-space-mode="label-alignment" fo:text-align="center">
          <style:list-level-label-alignment text:label-followed-by="listtab" text:list-tab-stop-position="4.45cm" fo:text-indent="-0.321cm" fo:margin-left="4.45cm"/>
        </style:list-level-properties>
        <style:text-properties fo:font-family="'Segoe UI'" style:font-style-name="Regular"/>
      </text:list-level-style-bullet>
      <text:list-level-style-bullet text:level="5" text:bullet-char="−">
        <style:list-level-properties text:list-level-position-and-space-mode="label-alignment" fo:text-align="center">
          <style:list-level-label-alignment text:label-followed-by="listtab" text:list-tab-stop-position="5.08cm" fo:text-indent="-0.319cm" fo:margin-left="5.08cm"/>
        </style:list-level-properties>
        <style:text-properties fo:font-family="'Segoe UI'" style:font-style-name="Regular"/>
      </text:list-level-style-bullet>
      <text:list-level-style-bullet text:level="6" text:bullet-char="−">
        <style:list-level-properties text:list-level-position-and-space-mode="label-alignment" fo:text-align="center">
          <style:list-level-label-alignment text:label-followed-by="listtab" text:list-tab-stop-position="5.72cm" fo:text-indent="-0.321cm" fo:margin-left="5.72cm"/>
        </style:list-level-properties>
        <style:text-properties fo:font-family="'Segoe UI'" style:font-style-name="Regular"/>
      </text:list-level-style-bullet>
      <text:list-level-style-bullet text:level="7" text:bullet-char="−">
        <style:list-level-properties text:list-level-position-and-space-mode="label-alignment" fo:text-align="center">
          <style:list-level-label-alignment text:label-followed-by="listtab" text:list-tab-stop-position="6.35cm" fo:text-indent="-0.319cm" fo:margin-left="6.35cm"/>
        </style:list-level-properties>
        <style:text-properties fo:font-family="'Segoe UI'" style:font-style-name="Regular"/>
      </text:list-level-style-bullet>
      <text:list-level-style-bullet text:level="8" text:bullet-char="−">
        <style:list-level-properties text:list-level-position-and-space-mode="label-alignment" fo:text-align="center">
          <style:list-level-label-alignment text:label-followed-by="listtab" text:list-tab-stop-position="6.99cm" fo:text-indent="-0.321cm" fo:margin-left="6.99cm"/>
        </style:list-level-properties>
        <style:text-properties fo:font-family="'Segoe UI'" style:font-style-name="Regular"/>
      </text:list-level-style-bullet>
      <text:list-level-style-bullet text:level="9" text:bullet-char="−">
        <style:list-level-properties text:list-level-position-and-space-mode="label-alignment" fo:text-align="center">
          <style:list-level-label-alignment text:label-followed-by="listtab" text:list-tab-stop-position="7.62cm" fo:text-indent="-0.319cm" fo:margin-left="7.62cm"/>
        </style:list-level-properties>
        <style:text-properties fo:font-family="'Segoe UI'" style:font-style-name="Regular"/>
      </text:list-level-style-bullet>
      <text:list-level-style-bullet text:level="10" text:bullet-char="−">
        <style:list-level-properties text:list-level-position-and-space-mode="label-alignment" fo:text-align="center">
          <style:list-level-label-alignment text:label-followed-by="listtab" text:list-tab-stop-position="8.26cm" fo:text-indent="-0.321cm" fo:margin-left="8.26cm"/>
        </style:list-level-properties>
        <style:text-properties fo:font-family="'Segoe UI'" style:font-style-name="Regular"/>
      </text:list-level-style-bullet>
    </text:list-style>
    <text:list-style style:name="_5f_Listă_20_numerotată" style:display-name="_Listă numerotată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12cm" fo:margin-left="2.54cm"/>
        </style:list-level-properties>
      </text:list-level-style-number>
      <text:list-level-style-number text:level="2" text:style-name="Numbering_20_Symbols" style:num-suffix=")." style:num-format="a">
        <style:list-level-properties text:list-level-position-and-space-mode="label-alignment" fo:text-align="end">
          <style:list-level-label-alignment text:label-followed-by="listtab" text:list-tab-stop-position="3.18cm" fo:text-indent="-0.12cm" fo:margin-left="3.18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12cm" fo:margin-left="3.8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45cm" fo:text-indent="-0.12cm" fo:margin-left="4.45cm"/>
        </style:list-level-properties>
      </text:list-level-style-number>
      <text:list-level-style-number text:level="5" text:style-name="Numbering_20_Symbols" style:num-suffix="." style:num-format="A" style:num-letter-sync="true">
        <style:list-level-properties text:list-level-position-and-space-mode="label-alignment" fo:text-align="end">
          <style:list-level-label-alignment text:label-followed-by="listtab" text:list-tab-stop-position="5.08cm" fo:text-indent="-0.12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72cm" fo:text-indent="-0.12cm" fo:margin-left="5.72cm"/>
        </style:list-level-properties>
      </text:list-level-style-number>
      <text:list-level-style-number text:level="7" style:num-suffix="." style:num-format="1">
        <style:list-level-properties text:list-level-position-and-space-mode="label-alignment" fo:text-align="end">
          <style:list-level-label-alignment text:label-followed-by="listtab" text:list-tab-stop-position="6.35cm" fo:text-indent="-0.12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 fo:text-align="end">
          <style:list-level-label-alignment text:label-followed-by="listtab" text:list-tab-stop-position="6.99cm" fo:text-indent="-0.12cm" fo:margin-left="6.99cm"/>
        </style:list-level-properties>
      </text:list-level-style-number>
      <text:list-level-style-number text:level="9" style:num-suffix="." style:num-format="1">
        <style:list-level-properties text:list-level-position-and-space-mode="label-alignment" fo:text-align="end">
          <style:list-level-label-alignment text:label-followed-by="listtab" text:list-tab-stop-position="7.62cm" fo:text-indent="-0.12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 fo:text-align="end">
          <style:list-level-label-alignment text:label-followed-by="listtab" text:list-tab-stop-position="8.26cm" fo:text-indent="-0.12cm" fo:margin-left="8.26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ro" fo:country="RO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Coperta">
      <style:paragraph-properties fo:margin-left="0cm" fo:margin-right="0cm" fo:text-align="center" style:justify-single-word="false" fo:text-indent="0cm" style:auto-text-indent="false"/>
      <style:text-properties fo:language="ro" fo:country="RO" officeooo:paragraph-rsid="0013da26"/>
    </style:style>
    <style:style style:name="MP2" style:family="paragraph" style:parent-style-name="Header_20_right">
      <style:text-properties fo:font-size="11pt" fo:language="ro" fo:country="RO" officeooo:paragraph-rsid="0056ba94" style:font-size-asian="11pt" style:font-size-complex="11pt"/>
    </style:style>
    <style:style style:name="MP3" style:family="paragraph" style:parent-style-name="Header_20_left">
      <style:text-properties fo:language="ro" fo:country="RO" officeooo:paragraph-rsid="0056ba94"/>
    </style:style>
    <style:style style:name="MP4" style:family="paragraph" style:parent-style-name="Footer">
      <style:paragraph-properties fo:text-align="end" style:justify-single-word="false"/>
      <style:text-properties fo:language="ro" fo:country="RO"/>
    </style:style>
    <style:style style:name="MP5" style:family="paragraph" style:parent-style-name="Footer">
      <style:paragraph-properties fo:text-align="start" style:justify-single-word="false"/>
      <style:text-properties fo:language="ro" fo:country="RO"/>
    </style:style>
    <style:style style:name="MT1" style:family="text">
      <style:text-properties officeooo:rsid="01426757"/>
    </style:style>
    <style:style style:name="MT2" style:family="text">
      <style:text-properties fo:color="#ff0000" fo:font-size="11pt" officeooo:rsid="01033d38" style:font-size-asian="11pt" style:font-size-complex="11pt"/>
    </style:style>
    <style:style style:name="MT3" style:family="text">
      <style:text-properties fo:color="#ff0000" fo:font-size="11pt" officeooo:rsid="004dfa89" style:font-size-asian="11pt" style:font-size-complex="11pt"/>
    </style:style>
    <style:style style:name="MT4" style:family="text">
      <style:text-properties fo:color="#ff0000" fo:font-size="11pt" officeooo:rsid="00973494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" style:print-orientation="portrait" fo:margin-top="2cm" fo:margin-bottom="2cm" fo:margin-left="2.499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 style:page-usage="mirrored">
      <style:page-layout-properties fo:page-width="21.001cm" fo:page-height="29.7cm" style:num-format="I" style:print-orientation="portrait" fo:margin-top="2cm" fo:margin-bottom="2cm" fo:margin-left="2.499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.499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.499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" style:print-orientation="portrait" fo:margin-top="2cm" fo:margin-bottom="2cm" fo:margin-left="2.499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Coperta" style:page-layout-name="Mpm3" style:next-style-name="Declarație">
      <style:footer>
        <text:p text:style-name="MP1">Iași, 201<text:span text:style-name="MT1">9</text:span></text:p>
      </style:footer>
    </style:master-page>
    <style:master-page style:name="Cuprins" style:page-layout-name="Mpm4"/>
    <style:master-page style:name="Corp_5f_Lucrare" style:display-name="Corp_Lucrare" style:page-layout-name="Mpm5">
      <style:header>
        <text:p text:style-name="MP2"><text:chapter text:display="number-and-name" text:outline-level="1">Anexe.</text:chapter></text:p>
      </style:header>
      <style:header-left>
        <text:p text:style-name="MP3"><text:span text:style-name="MT2">[P</text:span><text:span text:style-name="MT3">r</text:span><text:span text:style-name="MT2">enumele </text:span><text:span text:style-name="MT4">și </text:span><text:span text:style-name="MT2">Numele autorului]</text:span></text:p>
      </style:header-left>
      <style:footer>
        <text:p text:style-name="MP4"><text:page-number text:select-page="current">5</text:page-number></text:p>
      </style:footer>
      <style:footer-left>
        <text:p text:style-name="MP5"><text:page-number text:select-page="current">4</text:page-number><text:s/></text:p>
      </style:footer-left>
    </style:master-page>
    <style:master-page style:name="First_20_Page" style:display-name="First Page" style:page-layout-name="Mpm6" style:next-style-name="Standard"/>
    <style:master-page style:name="Index" style:page-layout-name="Mpm6"/>
    <style:master-page style:name="Declarație" style:page-layout-name="Mpm7" style:next-style-name="Cuprins"/>
    <style:master-page style:name="Rezumat" style:page-layout-name="Mpm8"/>
    <style:master-page style:name="Right_20_Page" style:display-name="Right Page" style:page-layout-name="Mpm9" style:next-style-name="Left_20_Page"/>
    <style:master-page style:name="Left_20_Page" style:display-name="Left Page" style:page-layout-name="Mpm10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1-17T16:34:00</meta:creation-date>
    <meta:generator>LibreOffice/6.1.3.2$Windows_X86_64 LibreOffice_project/86daf60bf00efa86ad547e59e09d6bb77c699acb</meta:generator>
    <meta:editing-duration>P5DT9H53M14S</meta:editing-duration>
    <meta:editing-cycles>256</meta:editing-cycles>
    <dc:date>2019-06-06T11:07:24.872000000</dc:date>
    <meta:print-date>2014-05-05T17:43:31.734000000</meta:print-date>
    <meta:document-statistic meta:table-count="0" meta:image-count="0" meta:object-count="0" meta:page-count="11" meta:paragraph-count="37" meta:word-count="185" meta:character-count="1433" meta:non-whitespace-character-count="1258"/>
  </office:meta>
</office:document-meta>
</file>